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n, wie beispielsweise Web-Portal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Als Pull Requests über Github, direkt am Quelltext</text:p>
        </text:list-item>
        <text:list-item>
          <text:p text:style-name="P2">Über Issues auf Github</text:p>
        </text:list-item>
        <text:list-item>
          <text:p text:style-name="P2">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OParl/specs/issues" office:name=""><text:span text:style-name="Definition">https://github.com/OParl/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arl-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 Andreas Kuckartz, Babett Schalitz</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Gebiets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String mit Unicode-Zeichenumfang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Gebiets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5">
        <text:list-item>
          <text:p text:style-name="P5">Kompakte, einfache und einheitliche Schreibweise für jede Körperschaft.</text:p>
        </text:list-item>
        <text:list-item>
          <text:p text:style-name="P5">Der AGS wird von Behörden genutzt, ist anerkannt und auch in anderen Medien, z.B. der Wikipedia, verbreitet.</text:p>
        </text:list-item>
      </text:list>
      <text:p text:style-name="First_20_paragraph">Nachteil des AGS:</text:p>
      <text:list text:style-name="L6">
        <text:list-item>
          <text:p text:style-name="P6">Führende Nullen machen den Schlüssel fehleranfällig. Bestimmte Systeme wie z.B. Excel könnten den Inhalt als Zahlenwert erkennen und die führenden Nullen automatisch verwerfen.</text:p>
        </text:list-item>
        <text:list-item>
          <text:p text:style-name="P6">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7">
        <text:list-item>
          <text:p text:style-name="P7">Objekte vom Typ "Organisation" sind zwingend genau einer Gebietskörperschaft zugeordnet. So wird beispielseise eine SPD in Köln von einer SPD in Leverkusen unterschieden.</text:p>
        </text:list-item>
        <text:list-item>
          <text:p text:style-name="P7">Objekte vom Typ "Gremium" sind zwingend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text:p>
      <text:p text:style-name="First_20_paragraph">Gebietskörperschaft. Die Stadt Köln verwendet beispielswiese das Kürzel "STA" für den Stadtentwicklungsausschuss oder "BA" für den Ausschuss für Anregungen und Beschwerden. Andere Kommunen verwenden z.B. rein numerische Kennungen. Name : 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8">
        <text:list-item>
          <text:p text:style-name="P8">Objekte vom Typ "Person" referenzieren auf Gremien, um die Mitgliedschaft/Zugehörigkeit einer Person im/zum Gremium zu kennzeichnen.</text:p>
        </text:list-item>
        <text:list-item>
          <text:p text:style-name="P8">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text:p>
      <text:p text:style-name="First_20_paragraph">die keinen Änderungen unterworfen ist und aus diesem Grund nicht mit dem Namen in Verbindung stehen sollte. Viele RIS nutzen rein numerische Kennungen. Vorname : Der Vorname der Person. Nachname : Der Nachname der Person. Titel : <text:span text:style-name="T10">Optional</text:span>. Akademische Titel wie "Dr." und "Prof. Dr." Geschlecht : <text:span text:style-name="T11">Optional</text:span>. Männlich/Weblich Beruf : <text:span text:style-name="T12">Optional</text:span>. Z.B. "Rechtsanwalt" Partei : <text:span text:style-name="T13">Optional</text:span>. Z.B. "Bündnis 90/Grüne" E-Mail-Adresse : <text:span text:style-name="T14">Optional</text:span>. Telefon : <text:span text:style-name="T15">Optional</text:span>. Fax : <text:span text:style-name="T16">Optional</text:span>. Anschrift : <text:span text:style-name="T17">Optional</text:span>. Straße und Hausnummer, Postleitzahl und Ort</text:p>
      <text:h text:style-name="Heading_20_4" text:outline-level="4">Anmerkungen</text:h>
      <text:list text:style-name="L9">
        <text:list-item>
          <text:p text:style-name="P9">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Das System PROVOX unterscheidet zwischen privaten und geschäftlichen Anschriften.</text:p>
        </text:list-item>
      </text:list>
      <text:h text:style-name="Heading_20_3" text:outline-level="3">Beziehungen</text:h>
      <text:list text:style-name="L10">
        <text:list-item>
          <text:p text:style-name="P10">Objekte vom Typ "Person" können einer Organisation, z.B. einer Fraktion, zugeornet werden. Diese Beziehung ist datiert.</text:p>
        </text:list-item>
        <text:list-item>
          <text:p text:style-name="P10">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text:p>
      <text:p text:style-name="First_20_paragraph">Gebietskörperschaft Name : Der gebräuchliche Name der Organisation, z.B. "SPD" oder "DIE LINKE".</text:p>
      <text:h text:style-name="Heading_20_4" text:outline-level="4">Anmerkungen</text:h>
      <text:list text:style-name="L11">
        <text:list-item>
          <text:p text:style-name="P11">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2">
        <text:list-item>
          <text:p text:style-name="P12">Jede Organisationen gehört zu einer Gebietskörperschaft.</text:p>
        </text:list-item>
        <text:list-item>
          <text:p text:style-name="P12">Personen können Organisationen angehören (<text:span text:style-name="T18">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text:p>
      <text:p text:style-name="First_20_paragraph">Gebietskörperschaft. In der Praxis wird eine solche Kennzeichnung entweder durch eine laufende Nummer gebildet, oder durch Kombination mehrerer Merkmale wie dem Kürzel des Gremiums, der laufenden Nummer der Sitzung in einem Jahr und der Jahreszahl (z.B. "BV1/0034/2012"). Nummer : <text:span text:style-name="T19">Optional</text:span>. Laufende Nummer der Sitzung, üblicherweise innerhalb der Wahlperiode mit 1 beginnend. In der Praxis wird dadurch z.B. die "2. Sitzung des Rats" gekennzeichnet. Anfang : Datum und ggf. Uhrzeit des Anfangszeitpunkts der Sitzung Ende : <text:span text:style-name="T20">Optional</text:span>. Datum und Uhrzeit vom Ende der Sitzung</text:p>
      <text:h text:style-name="Heading_20_3" text:outline-level="3">Beziehungen</text:h>
      <text:list text:style-name="L13">
        <text:list-item>
          <text:p text:style-name="P13">Sitzungen sind grundsätzlich genau einem Gremium zugeordnet.</text:p>
        </text:list-item>
        <text:list-item>
          <text:p text:style-name="P13">Personen sind Sitzungen zugeordnet, um die Teilnahme an der Sitzung auszudrücken.</text:p>
        </text:list-item>
        <text:list-item>
          <text:p text:style-name="P13">Dokumente können vom Typ "Sitzung" <text:span text:style-name="T21">optional</text:span> zu mehreren Zwecken referenziert werden:</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item>
          <text:p text:style-name="P13">Weiterhin können Sitzungen beliebige weitere Dokumente, die keine eigenständigen Drucksachen sind, referenzieren.</text:p>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text:p>
      <text:p text:style-name="First_20_paragraph">Tagesordnungspunkte einer Sitzung behandelt werden. Im Kontext einer Sitzung ist diese Nummer eindeutig. Öffentlich : ja/nein. Kennzeichnet, ob der Tagesordnungspunkt in öffentlicher Sitzung behandelt wird. Titel : Das Thema des Tagesordnungspunktes Ergebnis : Eines aus einer Liste definierter Ergebnisse. Möglich sind: "Unverändert beschlossen", "Geändert beschlossen", "Endgültig abgelehnt", "Zur Kenntnis genommen", "Ohne Votum in nachfolgende Gremien überwiesen" Beschlusstext : <text:span text:style-name="T22">Optional</text:span>. Falls in diesem Tagesordnungspunkt ein Beschluss gefasst wurde, kann der Text hier hinterlegt werden. Das ist besonders dann in der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Jeder Tagesordnungspunkt gehört zu einer Sitzung.</text:p>
        </text:list-item>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23">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text:p>
      <text:p text:style-name="First_20_paragraph">jedoch zu einer Organisation (=Fraktion), kann der Wert hier größer als 1 sein. Votum : 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8">
        <text:list-item>
          <text:p text:style-name="P18"><text:span text:style-name="T24">Beschlussvorlage</text:span>: Entscheidungsvorschlag der Verwaltung</text:p>
        </text:list-item>
        <text:list-item>
          <text:p text:style-name="P18"><text:span text:style-name="T25">Antrag</text:span>: Entscheidungsvorschlag einer Fraktionen bzw. mehrerer Fraktionen oder einer/mehrerer Einzelperson/en</text:p>
        </text:list-item>
        <text:list-item>
          <text:p text:style-name="P18"><text:span text:style-name="T26">Anfrage</text:span>: Frage(n) einer oder mehrerer Fraktion oder Einzelpersonen an die Verwaltung</text:p>
        </text:list-item>
        <text:list-item>
          <text:p text:style-name="P18"><text:span text:style-name="T27">Mitteilung</text:span><text:span text:style-name="T28">/</text:span><text:span text:style-name="T29">Stellungnahme</text:span><text:span text:style-name="T30"> </text:span><text:span text:style-name="T31">der</text:span><text:span text:style-name="T32"> </text:span><text:span text:style-name="T33">Verwaltung</text:span>: Eine Information der Verwaltung an einzelne oder mehrere Gremien. Darunter fallen nicht Beantwortungen von Anfragen.</text:p>
        </text:list-item>
        <text:list-item>
          <text:p text:style-name="P18"><text:span text:style-name="T34">Beantwortung</text:span><text:span text:style-name="T35"> </text:span><text:span text:style-name="T36">einer</text:span><text:span text:style-name="T37"> </text:span><text:span text:style-name="T3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text:p>
      <text:p text:style-name="First_20_paragraph">eindeutig sein. Sie kann sowohl Ziffern als auch Buchstaben enthalten. Einige Systeme (z.B. Köln) verwenden besondere Trennzeichen wie "/", um eine Jahreszahl von einer laufenden Nummer abzutrennen. Weiterhin werden mancherorts führende Nullen verwendet. Datum : Datum der Veröffentlichung Typ : Art der Drucksache (Erläuterung siehe oben)</text:p>
      <text:h text:style-name="Heading_20_3" text:outline-level="3">Beziehungen</text:h>
      <text:list text:style-name="L19">
        <text:list-item>
          <text:p text:style-name="P19">Es muss genau ein <text:span text:style-name="T39">Hauptdokument</text:span> (Objekttyp "Dokument") referenziert werden.</text:p>
        </text:list-item>
        <text:list-item>
          <text:p text:style-name="P19">Es können beliebig viele weitere Dokumente referenziert werden, die als nachgeordnete <text:span text:style-name="T40">Anlagen</text:span> zur Drucksache verstanden werden.</text:p>
        </text:list-item>
        <text:list-item>
          <text:p text:style-name="P19">Es kann ein <text:span text:style-name="T41">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19">Drucksachen können <text:span text:style-name="T42">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19">Es können beliebig viele <text:span text:style-name="T4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4">Anfrage</text:span> beinhaltet. Denkbar sind auch Verweise auf frühere Drucksachen zum selben Thema. Zu klären ist, wie die verschiedenen möglichen Beziehungen formell ausgedrückt werden.</text:p>
        </text:list-item>
        <text:list-item>
          <text:p text:style-name="P19">Drucksachen können zu beliebig vielen Tagesordnungspunkten in Beziehung stehen, um die <text:span text:style-name="T45">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text:p>
      <text:p text:style-name="First_20_paragraph">Textdokument handelt.</text:p>
      <text:h text:style-name="Heading_20_3" text:outline-level="3">Beziehungen</text:h>
      <text:list text:style-name="L20">
        <text:list-item>
          <text:p text:style-name="P20">Dokumente gehören zwingend zu einer <text:span text:style-name="T46">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7">Optional</text:span><text:span text:style-name="T48">.</text:span> Textliche Beschreibung eines Orts, z.B. in Form einer Adresse</text:p>
      <text:p text:style-name="Definition_20_Term_20_Tight">Koordinaten</text:p>
      <text:p text:style-name="Definition_20_Definition_20_Tight"><text:span text:style-name="T49">Optional</text:span><text:span text:style-name="T50">.</text:span> Längen- und Breitenangabe des Orts im WGS-84-System [11]</text:p>
      <text:h text:style-name="Heading_20_3" text:outline-level="3">Beziehungen</text:h>
      <text:list text:style-name="L21">
        <text:list-item>
          <text:p text:style-name="P21">Orte können mit Drucksachen in Verbindung stehen.</text:p>
        </text:list-item>
      </text:list>
      <text:h text:style-name="Heading_20_1" text:outline-level="1">Zugriffsmethoden</text:h>
      <text:p text:style-name="First_20_paragraph">In diesem Kapitel werden die Zugriffsmethoden der OParl-konformen Schnittstelle beschrieben.</text:p>
      <text:p text:style-name="Text_20_body">Stichpunkte:</text:p>
      <text:list text:style-name="L22">
        <text:list-item>
          <text:p text:style-name="P22">Grundlage für den Zugriff auf die Schnittstelle ist das Hypertext Transfer Protocol (HTTP).</text:p>
        </text:list-item>
        <text:list-item>
          <text:p text:style-name="P22">Ausschließlich HTTP GET Methode</text:p>
        </text:list-item>
        <text:list-item>
          <text:p text:style-name="P22">Optional gzip Encoding und andere Kodierungen, wenn Client und Server dies unterstützen</text:p>
        </text:list-item>
        <text:list-item>
          <text:p text:style-name="P22">HTTP Last-Modified Header sowie Conditional GET sind bei Dateiabruf (Laden von Anhängen) zu unterstützen</text:p>
        </text:list-item>
        <text:list-item>
          <text:p text:style-name="P22">Das Protkoll ist zustandslos</text:p>
        </text:list-item>
        <text:list-item>
          <text:p text:style-name="P22">Authentifizierung wird nicht benötigt. Glossar =======</text:p>
        </text:list-item>
      </text:list>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